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EG_20_Sezione_20_etichetta">
      <style:paragraph-properties fo:break-before="page"/>
      <style:text-properties officeooo:paragraph-rsid="00493a8f"/>
    </style:style>
    <style:style style:name="P2" style:family="paragraph" style:parent-style-name="Contents_20_3">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Contents_20_4">
      <style:paragraph-properties>
        <style:tab-stops/>
      </style:paragraph-properties>
    </style:style>
    <style:style style:name="P8" style:family="paragraph" style:parent-style-name="EG_20_Nota">
      <style:text-properties officeooo:rsid="0069fff9" officeooo:paragraph-rsid="006b5b5c"/>
    </style:style>
    <style:style style:name="P9" style:family="paragraph" style:parent-style-name="EG_20_Nota" style:list-style-name="EG_20_All_20_nota_20_auto">
      <style:text-properties officeooo:rsid="0069fff9" officeooo:paragraph-rsid="006b5b5c"/>
    </style:style>
    <style:style style:name="P10" style:family="paragraph" style:parent-style-name="EG_20_Nota">
      <style:text-properties officeooo:paragraph-rsid="005d2149"/>
    </style:style>
    <style:style style:name="P11" style:family="paragraph" style:parent-style-name="EG_20_Nota">
      <style:text-properties officeooo:rsid="0077a0b7" officeooo:paragraph-rsid="0077a0b7"/>
    </style:style>
    <style:style style:name="P12" style:family="paragraph" style:parent-style-name="EG_20_Nota" style:list-style-name="EG_20_All_20_nota_20_auto">
      <style:text-properties officeooo:rsid="0070ef47" officeooo:paragraph-rsid="00740f9a"/>
    </style:style>
    <style:style style:name="P13" style:family="paragraph" style:parent-style-name="Heading_20_2" style:master-page-name="EG_20_Capitoli_20_prima">
      <style:paragraph-properties style:page-number="auto"/>
      <style:text-properties officeooo:paragraph-rsid="008897b0"/>
    </style:style>
    <style:style style:name="P14" style:family="paragraph" style:parent-style-name="Heading_20_3" style:master-page-name="EG_20_Capitoli">
      <style:paragraph-properties style:page-number="2" fo:break-before="page"/>
      <style:text-properties officeooo:paragraph-rsid="005d2149"/>
    </style:style>
    <style:style style:name="P15" style:family="paragraph" style:parent-style-name="Heading_20_3">
      <style:text-properties officeooo:paragraph-rsid="005d2149"/>
    </style:style>
    <style:style style:name="P16" style:family="paragraph" style:parent-style-name="Heading_20_3" style:master-page-name="">
      <style:paragraph-properties style:page-number="auto" fo:break-before="page"/>
      <style:text-properties officeooo:paragraph-rsid="005d2149"/>
    </style:style>
    <style:style style:name="P17" style:family="paragraph" style:parent-style-name="Heading_20_4">
      <style:text-properties officeooo:paragraph-rsid="005d2149"/>
    </style:style>
    <style:style style:name="P18" style:family="paragraph" style:parent-style-name="Text_20_body" style:list-style-name="EG_20_All_20_commi">
      <style:text-properties officeooo:paragraph-rsid="0069fff9"/>
    </style:style>
    <style:style style:name="P19" style:family="paragraph" style:parent-style-name="Text_20_body" style:list-style-name="EG_20_All_20_commi">
      <style:text-properties officeooo:paragraph-rsid="006c3860"/>
    </style:style>
    <style:style style:name="P20" style:family="paragraph" style:parent-style-name="Text_20_body" style:list-style-name="EG_20_All_20_commi">
      <style:text-properties officeooo:paragraph-rsid="005d2149"/>
    </style:style>
    <style:style style:name="P21" style:family="paragraph" style:parent-style-name="Text_20_body">
      <style:text-properties officeooo:paragraph-rsid="005d2149"/>
    </style:style>
    <style:style style:name="P22" style:family="paragraph" style:parent-style-name="Text_20_body">
      <style:text-properties officeooo:rsid="0064d2bf" officeooo:paragraph-rsid="0064d2bf"/>
    </style:style>
    <style:style style:name="T1" style:family="text">
      <style:text-properties style:language-asian="it" style:country-asian="IT" style:language-complex="ar" style:country-complex="SA"/>
    </style:style>
    <style:style style:name="T2" style:family="text">
      <style:text-properties officeooo:rsid="008a8564" style:language-asian="it" style:country-asian="IT" style:language-complex="ar" style:country-complex="SA"/>
    </style:style>
    <style:style style:name="T3" style:family="text">
      <style:text-properties officeooo:rsid="006245d8"/>
    </style:style>
    <style:style style:name="T4" style:family="text">
      <style:text-properties officeooo:rsid="0064d2bf"/>
    </style:style>
    <style:style style:name="T5" style:family="text">
      <style:text-properties officeooo:rsid="00698a2a"/>
    </style:style>
    <style:style style:name="T6" style:family="text">
      <style:text-properties officeooo:rsid="001b99d4"/>
    </style:style>
    <style:style style:name="T7" style:family="text">
      <style:text-properties officeooo:rsid="001b32a3"/>
    </style:style>
    <style:style style:name="T8" style:family="text">
      <style:text-properties officeooo:rsid="0069fff9"/>
    </style:style>
    <style:style style:name="T9" style:family="text">
      <style:text-properties officeooo:rsid="006a7469"/>
    </style:style>
    <style:style style:name="T10" style:family="text">
      <style:text-properties officeooo:rsid="006b5b5c"/>
    </style:style>
    <style:style style:name="T11" style:family="text">
      <style:text-properties officeooo:rsid="006c3860"/>
    </style:style>
    <style:style style:name="T12" style:family="text">
      <style:text-properties officeooo:rsid="00755404"/>
    </style:style>
    <style:style style:name="T13" style:family="text">
      <style:text-properties officeooo:rsid="0077a0b7"/>
    </style:style>
    <style:style style:name="T14" style:family="text">
      <style:text-properties officeooo:rsid="00896602"/>
    </style:style>
    <style:style style:name="T15" style:family="text">
      <style:text-properties officeooo:rsid="008a8564"/>
    </style:style>
    <style:style style:name="T16" style:family="text">
      <style:text-properties officeooo:rsid="008c1a61"/>
    </style:style>
    <style:style style:name="T17"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3" text:outline-level="2"><text:bookmark-start text:name="__RefHeading___Toc2870_799430820"/><text:reference-mark-start text:name="ch fse"/>Metodologia per l’ingegneria<text:line-break/>della sicurezza antincendio<text:bookmark-end text:name="__RefHeading___Toc2870_799430820"/><text:reference-mark-end text:name="ch f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
          <text:p text:style-name="P2"><text:a xlink:type="simple" xlink:href="#__RefHeading__35151_154071198" text:style-name="Index_20_Link" text:visited-style-name="Index_20_Link">Premessa</text:a></text:p>
          <text:p text:style-name="P2"><text:a xlink:type="simple" xlink:href="#__RefHeading__35153_154071198" text:style-name="Index_20_Link" text:visited-style-name="Index_20_Link">Fasi della metodologia</text:a></text:p>
          <text:p text:style-name="P2"><text:a xlink:type="simple" xlink:href="#__RefHeading__7482_1108744985" text:style-name="Index_20_Link" text:visited-style-name="Index_20_Link">Prima fase: analisi preliminare</text:a></text:p>
          <text:p text:style-name="P4"><text:a xlink:type="simple" xlink:href="#__RefHeading___Toc285290_3653434993" text:style-name="Index_20_Link" text:visited-style-name="Index_20_Link">Definizione del progetto</text:a></text:p>
          <text:p text:style-name="P4"><text:a xlink:type="simple" xlink:href="#__RefHeading___Toc11043_1271504592" text:style-name="Index_20_Link" text:visited-style-name="Index_20_Link">Identificazione degli obiettivi di sicurezza antincendio</text:a></text:p>
          <text:p text:style-name="P4"><text:a xlink:type="simple" xlink:href="#__RefHeading___Toc11045_1271504592" text:style-name="Index_20_Link" text:visited-style-name="Index_20_Link">Definizione delle soglie di prestazione</text:a></text:p>
          <text:p text:style-name="P4"><text:a xlink:type="simple" xlink:href="#__RefHeading___Toc11047_1271504592" text:style-name="Index_20_Link" text:visited-style-name="Index_20_Link">Individuazione degli scenari di incendio di progetto</text:a></text:p>
          <text:p text:style-name="P2"><text:a xlink:type="simple" xlink:href="#__RefHeading__7484_1108744985" text:style-name="Index_20_Link" text:visited-style-name="Index_20_Link">Seconda fase: analisi quantitativa</text:a></text:p>
          <text:p text:style-name="P4"><text:a xlink:type="simple" xlink:href="#__RefHeading___Toc11049_1271504592" text:style-name="Index_20_Link" text:visited-style-name="Index_20_Link">Elaborazione delle soluzioni progettuali</text:a></text:p>
          <text:p text:style-name="P4"><text:a xlink:type="simple" xlink:href="#__RefHeading___Toc11051_1271504592" text:style-name="Index_20_Link" text:visited-style-name="Index_20_Link">Valutazione delle soluzioni progettuali</text:a></text:p>
          <text:p text:style-name="P4"><text:a xlink:type="simple" xlink:href="#__RefHeading___Toc11053_1271504592" text:style-name="Index_20_Link" text:visited-style-name="Index_20_Link">Selezione delle soluzioni progettuali idonee</text:a></text:p>
          <text:p text:style-name="P2"><text:a xlink:type="simple" xlink:href="#__RefHeading__87456_1904530980" text:style-name="Index_20_Link" text:visited-style-name="Index_20_Link">Documentazione di progetto</text:a></text:p>
          <text:p text:style-name="P2"><text:a xlink:type="simple" xlink:href="#__RefHeading__26721_1108744985" text:style-name="Index_20_Link" text:visited-style-name="Index_20_Link">Sommario tecnico</text:a></text:p>
          <text:p text:style-name="P2"><text:a xlink:type="simple" xlink:href="#__RefHeading__26719_1108744985" text:style-name="Index_20_Link" text:visited-style-name="Index_20_Link">Relazione tecnica</text:a></text:p>
          <text:p text:style-name="P2"><text:a xlink:type="simple" xlink:href="#__RefHeading__27872_1108744985" text:style-name="Index_20_Link" text:visited-style-name="Index_20_Link">Requisiti aggiuntivi per la gestione della sicurezza antincendio</text:a></text:p>
          <text:p text:style-name="P2"><text:a xlink:type="simple" xlink:href="#__RefHeading__87458_1904530980" text:style-name="Index_20_Link" text:visited-style-name="Index_20_Link">Criteri di scelta e d’uso dei modelli e dei codici di calcolo</text:a></text:p>
          <text:p text:style-name="P2"><text:a xlink:type="simple" xlink:href="#__RefHeading__88607_1904530980" text:style-name="Index_20_Link" text:visited-style-name="Index_20_Link">Riferimenti</text:a></text:p>
        </text:index-body>
      </text:table-of-content>
      <text:p text:style-name="Standard"/>
      <text:h text:style-name="P14" text:outline-level="3"><text:bookmark-start text:name="__RefHeading__35151_154071198"/>Premessa<text:bookmark-end text:name="__RefHeading__35151_154071198"/></text:h>
      <text:list xml:id="list3376469049" text:style-name="EG_20_All_20_commi">
        <text:list-item text:start-value="1">
          <text:p text:style-name="P18">L’applicazione dei principi dell’ingegneria della sicurezza antincendio consente, analogamente alle altre discipline ingegneristiche, di definire soluzioni idonee al raggiungimento di obiettivi progettuali mediante analisi di tipo <text:span text:style-name="Emphasis">quantitativo</text:span>.</text:p>
          <text:p text:style-name="P18">Il progettista definisce <text:span text:style-name="T7">lo </text:span><text:span text:style-name="Emphasis"><text:span text:style-name="T7">scopo</text:span></text:span><text:span text:style-name="T7"> della progettazione, quindi specifica gli </text:span><text:span text:style-name="Emphasis"><text:span text:style-name="T7">obiettivi di sicurezza antincendio</text:span></text:span><text:span text:style-name="T7"> che intende garantire e li traduce in </text:span><text:span text:style-name="Emphasis"><text:span text:style-name="T7">soglie di prestazione</text:span></text:span><text:span text:style-name="T7"> quantitative. Successivamente identifica gli </text:span><text:span text:style-name="Emphasis"><text:span text:style-name="T7">scenari d’incendio di progetto</text:span></text:span><text:span text:style-name="T7">, i più gravosi eventi che possono ragionevolmente verificarsi nell’attività.</text:span></text:p>
          <text:p text:style-name="P19">Dopodiché, grazie a strumenti di modellazione analitici o numerici, <text:span text:style-name="T8">descrive o calcola</text:span> gli effetti degli <text:span text:style-name="Emphasis">scenari d’incendio di progetto</text:span> <text:span text:style-name="T6">in relazione alla </text:span><text:span text:style-name="Emphasis"><text:span text:style-name="T6">soluzione progettuale</text:span></text:span><text:span text:style-name="T6"> ipotizzata per l’attività. Se gli effetti così calcolati conservano un adeguato </text:span><text:span text:style-name="Emphasis"><text:span text:style-name="T6">margine di sicurezza</text:span></text:span> <text:span text:style-name="T11">rispetto al</text:span>le <text:span text:style-name="Emphasis">soglie di prestazione</text:span> <text:span text:style-name="T6">precedentemente </text:span>stabilite, <text:span text:style-name="T6">allora la soluzione progettuale analizzata è considerata accettabile.</text:span></text:p>
        </text:list-item>
      </text:list>
      <text:list xml:id="list542600582" text:style-name="EG_20_All_20_nota_20_auto">
        <text:list-item>
          <text:p text:style-name="P8">Non è <text:span text:style-name="T9">sempre </text:span>necessario impiegare <text:span text:style-name="Emphasis">modelli numerici</text:span> (es. <text:span text:style-name="T9">CFAST, </text:span>FDS, …) <text:span text:style-name="T9">per la valutazione degli effetti degli scenari d’incendio, spesso sono sufficienti considerazioni oggettive che impieghino motivatamente gli strumenti messi a disposizione dal presente documento</text:span>. Ad esempio, <text:span text:style-name="T9">il progettista può concludere che gli effetti dell’incendio non si propaghino verso un compartimento </text:span><text:span text:style-name="Emphasis"><text:span text:style-name="T9">a prova di fumo</text:span></text:span><text:span text:style-name="T9"> realizzato secondo soluzione conforme, evitando il ricorso a simulazioni numeriche.</text:span></text:p>
        </text:list-item>
        <text:list-item>
          <text:p text:style-name="P9">Non è <text:span text:style-name="T9">sempre </text:span>necessario impiegare <text:span text:style-name="Emphasis">modelli numerici </text:span><text:span text:style-name="Emphasis"><text:span text:style-name="T10">avanzati</text:span></text:span><text:span text:style-name="T10"> </text:span>(es. FDS, …) <text:span text:style-name="T9">per la valutazione degli effetti degli scenari d’incendio. Ad esempio, il progettista può concludere che un compartimento sia </text:span><text:span text:style-name="Emphasis"><text:span text:style-name="T9">a prova di fumo</text:span></text:span><text:span text:style-name="T9">, se la quota dello strato dei fumi caldi valutata semplicemente con CFAST non scende al di sotto delle architravi dei varchi di comunicazione tra i compartimenti.</text:span></text:p>
        </text:list-item>
      </text:list>
      <text:list xml:id="list124848891229525" text:continue-list="list3376469049" text:style-name="EG_20_All_20_commi">
        <text:list-item>
          <text:p text:style-name="P20"><text:span text:style-name="T1">Nel presente capitolo si descrive in dettaglio la metodologia di progettazione dell’ingegneria della sicurezza antincendio (o </text:span><text:span text:style-name="Emphasis"><text:span text:style-name="T1">progettazione antincendio prestazionale</text:span></text:span><text:span text:style-name="T1">)</text:span></text:p>
        </text:list-item>
        <text:list-item>
          <text:p text:style-name="P20">Per altri aspetti tecnici della progettazione antincendio prestazionale devono essere impiegate le indicazioni riportati nei seguenti capitoli:</text:p>
          <text:list>
            <text:list-item>
              <text:p text:style-name="P20">capitolo <text:reference-ref text:reference-format="chapter" text:ref-name="ch fse scenari">Error: Reference source not found</text:reference-ref> <text:span text:style-name="Emphasis"><text:reference-ref text:reference-format="text" text:ref-name="ch fse scenari">Error: Reference source not found</text:reference-ref></text:span>;</text:p>
            </text:list-item>
            <text:list-item>
              <text:p text:style-name="P20">capitolo <text:reference-ref text:reference-format="chapter" text:ref-name="ch fse vita">Error: Reference source not found</text:reference-ref> <text:span text:style-name="Emphasis"><text:reference-ref text:reference-format="text" text:ref-name="ch fse vita">Error: Reference source not found</text:reference-ref></text:span>.</text:p>
            </text:list-item>
          </text:list>
        </text:list-item>
        <text:list-item>
          <text:p text:style-name="P20">Per gli aspetti della progettazione antincendio prestazionale non esplicitamente definiti nel presente documento si può fare riferimento alla regola dell’arte internazionale.</text:p>
        </text:list-item>
      </text:list>
      <text:h text:style-name="P15" text:outline-level="3"><text:bookmark-start text:name="__RefHeading__35153_154071198"/>Fasi della metodologia<text:bookmark-end text:name="__RefHeading__35153_154071198"/></text:h>
      <text:list xml:id="list124849474772378" text:continue-list="list124848891229525" text:style-name="EG_20_All_20_commi">
        <text:list-item text:start-value="1">
          <text:p text:style-name="P20">La metodologia di progettazione prestazionale si compone di due fasi:</text:p>
          <text:list>
            <text:list-item>
              <text:p text:style-name="P20">prima fase, <text:span text:style-name="Emphasis">analisi preliminare:</text:span></text:p>
              <text:p text:style-name="P20"><text:span text:style-name="T15">s</text:span>ono formalizzati i passaggi che conducono ad individuare le condizioni più rappresentative del rischio al quale l’attività è esposta e quali sono le <text:span text:style-name="Emphasis">soglie di prestazion</text:span>e cui riferirsi in relazione agli obiettivi di sicurezza da perseguire;</text:p>
            </text:list-item>
            <text:list-item>
              <text:p text:style-name="P20"><text:span text:style-name="T1">seconda fase, </text:span><text:span text:style-name="Emphasis"><text:span text:style-name="T1">analisi quantitativa:</text:span></text:span></text:p>
              <text:p text:style-name="P20"><text:span text:style-name="T2">i</text:span><text:span text:style-name="T1">mpiegando modelli di calcolo, si esegue l’analisi quali-quantitativa degli effetti dell’incendio in relazione agli obiettivi assunti, confrontando i risultati ottenuti con le </text:span><text:span text:style-name="Emphasis"><text:span text:style-name="T1">soglie di prestazione</text:span></text:span><text:span text:style-name="T1"> già individuate e definendo il progetto da sottoporre a definitiva approvazione.</text:span></text:p>
            </text:list-item>
          </text:list>
        </text:list-item>
      </text:list>
      <text:h text:style-name="P16" text:outline-level="3"><text:bookmark-start text:name="__RefHeading__7482_1108744985"/>Prima fase: analisi preliminare<text:bookmark-end text:name="__RefHeading__7482_1108744985"/></text:h>
      <text:list xml:id="list5374112731602414453" text:style-name="EG_20_All_20_commi">
        <text:list-item text:start-value="1">
          <text:p text:style-name="P21">La fase di analisi preliminare si compone delle seguenti sotto-fasi necessarie per definire i rischi da contrastare e, di conseguenza, i criteri oggettivi di quantificazione degli stessi necessari per la successiva analisi numerica.</text:p>
        </text:list-item>
      </text:list>
      <text:h text:style-name="P17" text:outline-level="4"><text:bookmark-start text:name="__RefHeading___Toc285290_3653434993"/>Definizione del progetto<text:bookmark-end text:name="__RefHeading___Toc285290_3653434993"/></text:h>
      <text:list xml:id="list124850776066566" text:continue-list="list542600582" text:style-name="EG_20_All_20_nota_20_auto">
        <text:list-item>
          <text:p text:style-name="P10">Nei riferimenti internazionali, <text:span text:style-name="Emphasis">Define project scope</text:span></text:p>
        </text:list-item>
      </text:list>
      <text:list xml:id="list124850510110433" text:continue-list="list5374112731602414453" text:style-name="EG_20_All_20_commi">
        <text:list-item text:start-value="1">
          <text:p text:style-name="P21">In questa sotto-fase viene definito lo <text:span text:style-name="Emphasis">scopo</text:span> della progettazione antincendio.</text:p>
        </text:list-item>
        <text:list-item>
          <text:p text:style-name="P21">Il professionista antincendio identifica e documenta almeno i seguenti aspetti:</text:p>
          <text:list>
            <text:list-item>
              <text:p text:style-name="P21">destinazione d’uso dell’attività;</text:p>
            </text:list-item>
            <text:list-item>
              <text:p text:style-name="P21">finalità della progettazione antincendio prestazionale;</text:p>
            </text:list-item>
            <text:list-item>
              <text:p text:style-name="P21">eventuali vincoli progettuali derivanti da previsioni normative o da esigenze peculiari dell’attività;</text:p>
            </text:list-item>
            <text:list-item>
              <text:p text:style-name="P21">pericoli di incendio connessi con la destinazione d’uso prevista;</text:p>
            </text:list-item>
            <text:list-item>
              <text:p text:style-name="P21">condizioni al contorno per l’individuazione dei dati necessari per la valutazione degli effetti che si potrebbero produrre;</text:p>
            </text:list-item>
            <text:list-item>
              <text:p text:style-name="P21">caratteristiche degli occupanti in relazione alla tipologia di edificio ed alla destinazione d’uso prevista.</text:p>
            </text:list-item>
          </text:list>
        </text:list-item>
      </text:list>
      <text:h text:style-name="P17" text:outline-level="4"><text:bookmark-start text:name="__RefHeading___Toc11043_1271504592"/>Identificazione degli obiettivi di sicurezza antincendio<text:bookmark-end text:name="__RefHeading___Toc11043_1271504592"/></text:h>
      <text:list xml:id="list124848870376468" text:continue-list="list124850776066566" text:style-name="EG_20_All_20_nota_20_auto">
        <text:list-item>
          <text:p text:style-name="P10">Nei riferimenti internazionali, <text:span text:style-name="Emphasis">Identify goals, define objectives</text:span></text:p>
        </text:list-item>
      </text:list>
      <text:list xml:id="list124850860598661" text:continue-list="list124849474772378" text:style-name="EG_20_All_20_commi">
        <text:list-item text:start-value="1">
          <text:p text:style-name="P20">Dopo aver stabilito lo scopo del progetto, in particolare la destinazione e le modalità di impiego dell’attività, il professionista antincendio specifica gli <text:span text:style-name="Emphasis">obiettivi di sicurezza antincendio</text:span>, tra quelli previsti nel presente documento, in relazione alle specifiche esigenze dell’attività in esame ed alle finalità della progettazione.</text:p>
        </text:list-item>
        <text:list-item>
          <text:p text:style-name="P20">Con gli obiettivi di sicurezza antincendio si specificano qualitativamente, ad esempio, il livello di salvaguardia dell’incolumità degli occupanti, il massimo danno tollerabile all’attività ed al suo contenuto, la continuità d’esercizio a seguito di un evento incidentale.</text:p>
        </text:list-item>
      </text:list>
      <text:h text:style-name="P17" text:outline-level="4"><text:bookmark-start text:name="__RefHeading___Toc11045_1271504592"/>Definizione delle soglie di prestazione<text:bookmark-end text:name="__RefHeading___Toc11045_1271504592"/></text:h>
      <text:list xml:id="list124850003274493" text:continue-list="list124848870376468" text:style-name="EG_20_All_20_nota_20_auto">
        <text:list-item>
          <text:p text:style-name="P10">Nei riferimenti internazionali, <text:span text:style-name="Emphasis">Develop performance criteria</text:span></text:p>
        </text:list-item>
      </text:list>
      <text:list xml:id="list124850372732156" text:continue-list="list124850860598661" text:style-name="EG_20_All_20_commi">
        <text:list-item text:start-value="1">
          <text:p text:style-name="P20">Il passo successivo consiste nella traduzione degli obiettivi antincendio in<text:span text:style-name="Emphasis"> soglie di prestazione (performance criteria). </text:span>Si tratta di soglie di tipo quantitativo e qualitativo rispetto alle quali si può svolgere la valutazione oggettiva di sicurezza antincendio.</text:p>
        </text:list-item>
        <text:list-item>
          <text:p text:style-name="P20">Con la scelta delle<text:span text:style-name="Emphasis"> soglie di prestazione</text:span> si rendono quindi <text:span text:style-name="Emphasis">quantitativi </text:span>gli effetti termici sulle strutture, la propagazione dell’incendio, i danni agli occupanti, ai beni ed all’ambiente.</text:p>
        </text:list-item>
        <text:list-item>
          <text:p text:style-name="P20">Tali<text:span text:style-name="Emphasis"> soglie di prestazione </text:span>devono poter essere utilizzate nella seconda fase della progettazione per discriminare in modo oggettivo le soluzioni progettuali che soddisfano gli obiettivi antincendio da quelle che invece non raggiungono le prestazioni richieste.</text:p>
        </text:list-item>
        <text:list-item>
          <text:p text:style-name="P20">Ai fini della progettazione per la salvaguardia della vita si stabiliscono le <text:span text:style-name="Emphasis">soglie di prestazione per la vita</text:span> (<text:span text:style-name="Emphasis">life safety criteria)</text:span>. Si tratta delle soglie impiegate per <text:soft-page-break/>definire l’<text:span text:style-name="Emphasis">incapacitazione</text:span> degli occupanti esposti al fuoco ed ai suoi <text:span text:style-name="T16">effetti</text:span>. Nel capitolo <text:reference-ref text:reference-format="chapter" text:ref-name="ch fse vita">Error: Reference source not found</text:reference-ref> sono riportati esempi di valori numerici utilizzabili per tali progettazioni.</text:p>
        </text:list-item>
        <text:list-item>
          <text:p text:style-name="P20">Per definizione, gli occupanti raggiungono l’<text:span text:style-name="Emphasis">incapacitazione</text:span> quando diventano inabili a mettersi al sicuro autonomamente. A tale condizione segue, in breve tempo, il decesso del soggetto.</text:p>
        </text:list-item>
        <text:list-item>
          <text:p text:style-name="P20">Il capitolo <text:reference-ref text:reference-format="chapter" text:ref-name="ch resistenza al fuoco">Error: Reference source not found</text:reference-ref> definisce le <text:span text:style-name="Emphasis">soglie di prestazione</text:span> per le progettazioni la cui finalità sia il mantenimento della capacità portante di tutta o parte di un’opera da costruzione.</text:p>
        </text:list-item>
      </text:list>
      <text:h text:style-name="P17" text:outline-level="4"><text:bookmark-start text:name="__RefHeading___Toc11047_1271504592"/>Individuazione degli scenari di incendio di progetto<text:bookmark-end text:name="__RefHeading___Toc11047_1271504592"/></text:h>
      <text:list xml:id="list124850199852181" text:continue-list="list124850003274493" text:style-name="EG_20_All_20_nota_20_auto">
        <text:list-item>
          <text:p text:style-name="P10">Nei riferimenti internazionali,<text:span text:style-name="Emphasis"> Develop fire scenarios</text:span></text:p>
        </text:list-item>
      </text:list>
      <text:list xml:id="list124849810179890" text:continue-list="list124850510110433" text:style-name="EG_20_All_20_commi">
        <text:list-item text:start-value="1">
          <text:p text:style-name="P21">Gli scenari di incendio rappresentano la schematizzazione dei <text:span text:style-name="T5">più gravosi </text:span>eventi che possono ragionevolmente verificarsi nell’attività <text:span text:style-name="T11">(</text:span><text:span text:style-name="Emphasis"><text:span text:style-name="T11">credible worst-case scenarios</text:span></text:span><text:span text:style-name="T11">)</text:span>, in relazione alle caratteristiche del focolare, dell’edificio e degli occupanti.</text:p>
        </text:list-item>
        <text:list-item>
          <text:p text:style-name="P21">La procedura di identificazione, selezione e quantificazione degli scenari di incendio di progetto è descritta nel capitolo <text:reference-ref text:reference-format="chapter" text:ref-name="ch fse scenari">Error: Reference source not found</text:reference-ref>.</text:p>
        </text:list-item>
      </text:list>
      <text:h text:style-name="P16" text:outline-level="3"><text:bookmark-start text:name="__RefHeading__7484_1108744985"/>Seconda fase: analisi quantitativa<text:bookmark-end text:name="__RefHeading__7484_1108744985"/></text:h>
      <text:list xml:id="list124850911908826" text:continue-list="list124850372732156" text:style-name="EG_20_All_20_commi">
        <text:list-item text:start-value="1">
          <text:p text:style-name="P20">La fase di analisi quantitativa si compone di alcune sotto-fasi necessarie per effettuare le verifiche di sicurezza degli scenari individuati nella fase preliminare.</text:p>
        </text:list-item>
      </text:list>
      <text:h text:style-name="P17" text:outline-level="4"><text:bookmark-start text:name="__RefHeading___Toc11049_1271504592"/>Elaborazione delle soluzioni progettuali<text:bookmark-end text:name="__RefHeading___Toc11049_1271504592"/></text:h>
      <text:list xml:id="list124850788386177" text:continue-list="list124850199852181" text:style-name="EG_20_All_20_nota_20_auto">
        <text:list-item>
          <text:p text:style-name="P10">Nei riferimenti internazionali, <text:span text:style-name="Emphasis">Develop trial designs</text:span></text:p>
        </text:list-item>
      </text:list>
      <text:list xml:id="list124850926453673" text:continue-list="list124849810179890" text:style-name="EG_20_All_20_commi">
        <text:list-item text:start-value="1">
          <text:p text:style-name="P21">Il professionista antincendio elabora una o più soluzioni progettuali per l’attività, congruenti con le finalità già definite al paragrafo <text:bookmark-ref text:reference-format="number" text:ref-name="__RefHeading___Toc285290_3653434993">M.1.3.1</text:bookmark-ref>, da sottoporre alla successiva verifica di soddisfacimento degli obiettivi di sicurezza antincendio.</text:p>
        </text:list-item>
      </text:list>
      <text:h text:style-name="P17" text:outline-level="4"><text:bookmark-start text:name="__RefHeading___Toc11051_1271504592"/>Valutazione delle soluzioni progettuali<text:bookmark-end text:name="__RefHeading___Toc11051_1271504592"/></text:h>
      <text:list xml:id="list124850157186076" text:continue-list="list124850788386177" text:style-name="EG_20_All_20_nota_20_auto">
        <text:list-item>
          <text:p text:style-name="P10">Nei riferimenti internazionali, <text:span text:style-name="Emphasis">Evaluate trial designs</text:span></text:p>
        </text:list-item>
      </text:list>
      <text:list xml:id="list124849086810425" text:continue-list="list124850911908826" text:style-name="EG_20_All_20_commi">
        <text:list-item text:start-value="1">
          <text:p text:style-name="P20">In questa fase il professionista antincendio calcola gli effetti che gli scenari d’incendio di progetto determinerebbero nell’attività per ciascuna soluzione progettuale elaborata nella fase precedente.</text:p>
        </text:list-item>
        <text:list-item>
          <text:p text:style-name="P20">A tal fine il professionista antincendio impiega un modello di calcolo <text:span text:style-name="Emphasis">analitico</text:span> o <text:span text:style-name="Emphasis">numerico</text:span>: l’applicazione del modello fornisce i risultati quantitativi che consentono di descrivere l’evoluzione dell’incendio e dei suoi effetti sulle strutture, sugli occupanti o sull’ambiente, secondo le finalità della progettazione.</text:p>
        </text:list-item>
        <text:list-item>
          <text:p text:style-name="P20">La modellazione degli effetti dell’incendio consente di calcolare gli effetti dei singoli scenari per ciascuna soluzione progettuale.</text:p>
        </text:list-item>
        <text:list-item>
          <text:p text:style-name="P20">I risultati della modellazione sono utilizzati per la verifica del rispetto delle soglie di prestazione per le soluzioni progettuali per ciascuno scenario d’incendio di progetto.</text:p>
        </text:list-item>
        <text:list-item>
          <text:p text:style-name="P20">Le soluzioni progettuali che non rispettano tutte le soglie di prestazione per ogni scenario di incendio di progetto devono essere scartate.</text:p>
        </text:list-item>
      </text:list>
      <text:h text:style-name="P17" text:outline-level="4"><text:bookmark-start text:name="__RefHeading___Toc11053_1271504592"/>Selezione delle soluzioni progettuali idonee<text:bookmark-end text:name="__RefHeading___Toc11053_1271504592"/></text:h>
      <text:list xml:id="list124849174004475" text:continue-list="list124850157186076" text:style-name="EG_20_All_20_nota_20_auto">
        <text:list-item>
          <text:p text:style-name="P10">Nei riferimenti internazionali, <text:span text:style-name="Emphasis">Select final design</text:span></text:p>
        </text:list-item>
      </text:list>
      <text:list xml:id="list124849487548879" text:continue-list="list124850926453673" text:style-name="EG_20_All_20_commi">
        <text:list-item text:start-value="1">
          <text:p text:style-name="P21">Il professionista antincendio seleziona la soluzione progettuale finale tra quelle che sono state verificate positivamente rispetto agli scenari di incendio di progetto.</text:p>
        </text:list-item>
      </text:list>
      <text:h text:style-name="P15" text:outline-level="3"><text:bookmark-start text:name="__RefHeading__87456_1904530980"/>Documentazione di progetto<text:bookmark-end text:name="__RefHeading__87456_1904530980"/></text:h>
      <text:list xml:id="list124849991138119" text:continue-list="list124849086810425" text:style-name="EG_20_All_20_commi">
        <text:list-item text:start-value="1">
          <text:p text:style-name="P20">La documentazione di progetto deve essere integrata da:</text:p>
          <text:list>
            <text:list-item>
              <text:p text:style-name="P20">per la prima fase (analisi preliminare):</text:p>
              <text:list>
                <text:list-item>
                  <text:p text:style-name="P20"><text:span text:style-name="Emphasis">sommario tecnic</text:span>o, firmato congiuntamente dal professionista antincendio e dal responsabile dell’attività, ove è sintetizzato il processo seguito per individuare gli scenari di incendio di progetto e le soglie di prestazione, come descritto al paragrafo <text:bookmark-ref text:reference-format="number" text:ref-name="__RefHeading__26721_1108744985">M.1.6</text:bookmark-ref>;</text:p>
                </text:list-item>
              </text:list>
            </text:list-item>
            <text:list-item>
              <text:p text:style-name="P20">per la seconda fase (analisi quantitativa):</text:p>
              <text:list>
                <text:list-item>
                  <text:p text:style-name="P20">specifica<text:span text:style-name="Emphasis"> relazione tecnica</text:span> ove si presentino i risultati dell’analisi ed il percorso progettuale seguito, come descritto al paragrafo <text:bookmark-ref text:reference-format="number" text:ref-name="__RefHeading__26719_1108744985">M.1.7</text:bookmark-ref>;</text:p>
                </text:list-item>
                <text:list-item>
                  <text:p text:style-name="P20"><text:soft-page-break/><text:span text:style-name="Emphasis">programma per la gestione della sicurezza antincendio</text:span>, come descritto nel paragrafo <text:bookmark-ref text:reference-format="number" text:ref-name="__RefHeading__27872_1108744985">M.1.8</text:bookmark-ref>, con le specifiche modalità d’attuazione delle misure di <text:span text:style-name="Emphasis">gestione della sicurezza antincendio</text:span> di cui al capitolo <text:reference-ref text:reference-format="chapter" text:ref-name="ch gestione sicurezza">Error: Reference source not found</text:reference-ref>.</text:p>
                </text:list-item>
              </text:list>
            </text:list-item>
          </text:list>
        </text:list-item>
      </text:list>
      <text:h text:style-name="P15" text:outline-level="3"><text:bookmark-start text:name="__RefHeading__26721_1108744985"/>Sommario tecnico<text:bookmark-end text:name="__RefHeading__26721_1108744985"/></text:h>
      <text:list xml:id="list124850021041483" text:continue-list="list124849487548879" text:style-name="EG_20_All_20_commi">
        <text:list-item text:start-value="1">
          <text:p text:style-name="P21">Il sommario tecnico deve contenere le seguenti informazioni:</text:p>
          <text:list>
            <text:list-item>
              <text:p text:style-name="P21">indicazione del responsabile dell’attività;</text:p>
            </text:list-item>
            <text:list-item>
              <text:p text:style-name="P21">individuazione del responsabile della progettazione antincendio generale;</text:p>
            </text:list-item>
            <text:list-item>
              <text:p text:style-name="P21">individuazione dei professionisti antincendio che utilizzano l’ingegneria della sicurezza antincendio e che definiscono le specifiche misure di gestione della sicurezza antincendio, qualora diversi dal responsabile della progettazione antincendio generale;</text:p>
            </text:list-item>
            <text:list-item>
              <text:p text:style-name="P21">finalità per le quali è applicato il metodo prestazionale (es. analisi dei campi termici, della diffusione dei fumi e verifica delle vie di esodo, valutazione dei tempi di esodo, valutazione della capacità portante delle strutture, protezione di beni o ambiente in caso d’incendio, continuità di esercizio dell’attività). Devono essere chiaramente evidenziati gli aspetti della progettazione antincendio esclusi dalla progettazione prestazionale.</text:p>
            </text:list-item>
          </text:list>
        </text:list-item>
        <text:list-item>
          <text:p text:style-name="P21">Il sommario tecnico deve essere firmato dal responsabile dell’attività e da tutti i soggetti coinvolti nella progettazione.</text:p>
        </text:list-item>
      </text:list>
      <text:h text:style-name="P15" text:outline-level="3"><text:bookmark-start text:name="__RefHeading__26719_1108744985"/>Relazione tecnica<text:bookmark-end text:name="__RefHeading__26719_1108744985"/></text:h>
      <text:list xml:id="list124849977078508" text:continue-list="list124849991138119" text:style-name="EG_20_All_20_commi">
        <text:list-item text:start-value="1">
          <text:p text:style-name="P20">Nella relazione tecnica devono risultare le soluzioni progettuali agli scenari di incendio di progetto.</text:p>
        </text:list-item>
        <text:list-item>
          <text:p text:style-name="P20">L’esito dell’analisi deve essere sintetizzato con tabelle, disegni, schemi grafici, immagini, che presentino in maniera quantitativa i parametri rilevanti ai fini del raggiungimento degli obiettivi di sicurezza antincendio.</text:p>
        </text:list-item>
        <text:list-item>
          <text:p text:style-name="P20">Nello specifico si devono fornire le seguenti indicazioni:</text:p>
          <text:list>
            <text:list-item>
              <text:p text:style-name="P20">modelli di calcolo utilizzati: il professionista antincendio deve fornire elementi a sostegno della scelta del modello utilizzato affinché sia dimostrata la coerenza delle scelte operate con lo scenario di incendio di progetto adottato;</text:p>
            </text:list-item>
            <text:list-item>
              <text:p text:style-name="P20">parametri e valori associati: la scelta iniziale dei valori da assegnare ai parametri alla base dei modelli di calcolo, deve essere giustificata in modo adeguato, facendo specifico riferimento a norme, letteratura tecnico-scientifica, prove sperimentali;</text:p>
            </text:list-item>
            <text:list-item>
              <text:p text:style-name="P20">origine e caratteristiche dei codici di calcolo: devono essere fornite indicazioni in merito all’origine ed alle caratteristiche dei codici di calcolo utilizzati, con riferimento alla denominazione, all’autore o distributore, nonché sull’inquadramento teorico della metodologia di calcolo e sulla sua traduzione numerica e indicazioni riguardanti la riconosciuta affidabilità dei codici. Inoltre, tramite riferimento ai manuali d’uso, deve essere indicato che il codice di calcolo è impiegato nel suo <text:span text:style-name="Emphasis">campo di applicazione</text:span> e nel rispetto delle <text:span text:style-name="Emphasis">limitazioni d’impiego</text:span> per applicazioni ingegneristiche, <text:span text:style-name="Emphasis">validato</text:span> per applicazioni analoghe a quella oggetto di modellazione, <text:span text:style-name="Emphasis">verificato</text:span>;</text:p>
            </text:list-item>
            <text:list-item>
              <text:p text:style-name="P20">confronto fra risultati della modellazione e soglie di prestazione: in funzione della metodologia adottata per effettuare le valutazioni relative allo scenario <text:soft-page-break/>di incendio considerato, devono essere adeguatamente illustrati tutti gli elementi che consentono di verificare il rispetto delle soglie di prestazione indicate nell’analisi preliminare, al fine di evidenziare l’adeguatezza delle misure antincendio che si intendono adottare;</text:p>
            </text:list-item>
          </text:list>
        </text:list-item>
        <text:list-item>
          <text:p text:style-name="P20">Devono essere resi disponibili i tabulati relativi al calcolo e i relativi dati di input.</text:p>
        </text:list-item>
      </text:list>
      <text:list xml:id="list124849777118314" text:continue-list="list124849174004475" text:style-name="EG_20_All_20_nota_20_auto">
        <text:list-item>
          <text:p text:style-name="P10">La documentazione riportante i risultati e il percorso progettuale assicura che tutti i soggetti interessati comprendano le limitazioni imposte all’attività in relazione alla soluzione progettuale. Tale documentazione deve esplicitare il criterio con cui sono state valutate le condizioni di sicurezza del progetto, al fine di garantire la realizzazione corretta e il mantenimento nel tempo delle scelte concordate.</text:p>
        </text:list-item>
      </text:list>
      <text:h text:style-name="P15" text:outline-level="3"><text:bookmark-start text:name="__RefHeading__27872_1108744985"/><text:span text:style-name="T3">Requisiti aggiuntivi per la g</text:span>estione della sicurezza antincendio<text:bookmark-end text:name="__RefHeading__27872_1108744985"/></text:h>
      <text:list xml:id="list124850026450859" text:continue-list="list124849977078508" text:style-name="EG_20_All_20_commi">
        <text:list-item text:start-value="1">
          <text:p text:style-name="P20">Con l’applicazione della metodologia prestazionale il professionista antincendio basa l’individuazione delle misure antincendio di prevenzione e protezione di progetto su specifiche ipotesi e limitazioni d’esercizio: devono pertanto essere previste specifiche misure di<text:span text:style-name="Emphasis"> gestione della sicurezza antincendio</text:span> (<text:span text:style-name="T14">capitolo </text:span><text:span text:style-name="T14"><text:reference-ref text:reference-format="chapter" text:ref-name="ch gestione sicurezza">Error: Reference source not found</text:reference-ref></text:span>) affinché non possa verificarsi la riduzione del livello di sicurezza assicurato inizialmente.</text:p>
        </text:list-item>
        <text:list-item>
          <text:p text:style-name="P20">Le specifiche misure di <text:span text:style-name="Emphasis">gestione della sicurezza antincendio</text:span> devono essere <text:span text:style-name="Emphasis"><text:span text:style-name="T4">riferite</text:span></text:span> agli aspetti trattati nella progettazione prestazionale, con particolare riguardo alle specifiche soluzioni progettuali, alle misure antincendio di prevenzione e protezione adottate, al mantenimento delle condizioni di esercizio da cui discendono i valori dei parametri di ingresso nella progettazione prestazionale.</text:p>
        </text:list-item>
        <text:list-item>
          <text:p text:style-name="P20">Su specifiche misure di <text:span text:style-name="Emphasis">gestione della sicurezza antincendio</text:span> sono sottoposte a verifiche periodiche da parte del responsabile dell’attività secondo le cadenze temporali già definite nel progetto.</text:p>
        </text:list-item>
        <text:list-item>
          <text:p text:style-name="P20">Nell’ambito del programma per l’attuazione della gestione della sicurezza antincendio devono essere valutati ed esplicitati i provvedimenti presi relativamente ai seguenti punti:</text:p>
          <text:list>
            <text:list-item>
              <text:p text:style-name="P20">organizzazione del personale;</text:p>
            </text:list-item>
            <text:list-item>
              <text:p text:style-name="P20">identificazione e valutazione dei pericoli derivanti dall’attività;</text:p>
            </text:list-item>
            <text:list-item>
              <text:p text:style-name="P20">controllo operativo;</text:p>
            </text:list-item>
            <text:list-item>
              <text:p text:style-name="P20">gestione delle modifiche;</text:p>
            </text:list-item>
            <text:list-item>
              <text:p text:style-name="P20">pianificazione di emergenza;</text:p>
            </text:list-item>
            <text:list-item>
              <text:p text:style-name="P20">sicurezza delle squadre di soccorso;</text:p>
            </text:list-item>
            <text:list-item>
              <text:p text:style-name="P20">controllo delle prestazioni;</text:p>
            </text:list-item>
            <text:list-item>
              <text:p text:style-name="P20">manutenzione dei sistemi di protezione;</text:p>
            </text:list-item>
            <text:list-item>
              <text:p text:style-name="P20">controllo e revisione.</text:p>
            </text:list-item>
          </text:list>
        </text:list-item>
        <text:list-item>
          <text:p text:style-name="P22">Qualora i sistemi di protezione attiva siano considerati ai fini della riduzione della potenza termica rilasciata dall’incendio RHR(t) (<text:span text:style-name="T14">c</text:span>apitolo <text:reference-ref text:reference-format="chapter" text:ref-name="ch fse scenari">Error: Reference source not found</text:reference-ref>) o comunque <text:span text:style-name="T13">contribuiscano a mitigare </text:span>gli <text:span text:style-name="T13">effetti dell’incendio</text:span>, <text:span text:style-name="T13">devono essere installati </text:span><text:span text:style-name="Emphasis"><text:span text:style-name="T13">sistemi a disponibilità superiore</text:span></text:span><text:span text:style-name="T13">.</text:span></text:p>
        </text:list-item>
      </text:list>
      <text:list xml:id="list124850532176359" text:continue-list="list124849777118314" text:style-name="EG_20_All_20_nota_20_auto">
        <text:list-item>
          <text:p text:style-name="P11">La definizione di <text:span text:style-name="Emphasis">sistema a disponibilità superiore</text:span> è riportata nel capitolo <text:reference-ref text:reference-format="chapter" text:ref-name="ch definizioni">Error: Reference source not found</text:reference-ref>.</text:p>
        </text:list-item>
      </text:list>
      <text:h text:style-name="P16" text:outline-level="3"><text:bookmark-start text:name="__RefHeading__87458_1904530980"/>Criteri di scelta e d’uso dei modelli e dei codici di calcolo<text:bookmark-end text:name="__RefHeading__87458_1904530980"/></text:h>
      <text:list xml:id="list124850173543574" text:continue-list="list124850026450859" text:style-name="EG_20_All_20_commi">
        <text:list-item text:start-value="1">
          <text:p text:style-name="P20">Il professionista antincendio può optare tra i modelli di calcolo che le conoscenze tecniche di settore mettono a disposizione, sulla base di valutazioni inerenti la complessità del progetto.</text:p>
        </text:list-item>
        <text:list-item>
          <text:p text:style-name="P20">Il professionista antincendio che adotta modelli di calcolo sofisticati, deve possedere una particolare competenza nel loro utilizzo, nonché un’approfondita conoscenza sia dei fondamenti teorici che ne sono alla base che della dinamica dell’incendio.</text:p>
        </text:list-item>
        <text:list-item>
          <text:p text:style-name="P20">Allo stato attuale i modelli più frequentemente utilizzati sono:</text:p>
          <text:list>
            <text:list-item>
              <text:p text:style-name="P20">modelli analitici,</text:p>
            </text:list-item>
          </text:list>
        </text:list-item>
      </text:list>
      <text:list xml:id="list124849540471153" text:continue-list="list124850532176359" text:style-name="EG_20_All_20_nota_20_auto">
        <text:list-item>
          <text:p text:style-name="P12">Ad esempio, le correlazioni per i modelli di incendio localizzati o <text:span text:style-name="Emphasis">fire plumes</text:span> di Zukoski, Heskestad, McCaffrey, Thomas, Hasemi e Nishiata, Alpert, …</text:p>
        </text:list-item>
      </text:list>
      <text:list xml:id="list124849942014676" text:continue-list="list124850173543574" text:style-name="EG_20_All_20_commi">
        <text:list-item>
          <text:list>
            <text:list-item>
              <text:p text:style-name="P20">modelli numerici tra cui:</text:p>
              <text:list>
                <text:list-item>
                  <text:p text:style-name="P20">modelli di simulazione dell’incendio a zone per ambienti confinati,</text:p>
                </text:list-item>
              </text:list>
            </text:list-item>
          </text:list>
        </text:list-item>
      </text:list>
      <text:list xml:id="list124849174177481" text:continue-list="list124849540471153" text:style-name="EG_20_All_20_nota_20_auto">
        <text:list-item>
          <text:p text:style-name="P10">Ad esempio, codici di calcolo CFAST, Ozone, …</text:p>
        </text:list-item>
      </text:list>
      <text:list xml:id="list124849513098603" text:continue-list="list124849942014676" text:style-name="EG_20_All_20_commi">
        <text:list-item>
          <text:list>
            <text:list-item>
              <text:list>
                <text:list-item>
                  <text:p text:style-name="P20">modelli di simulazione dell’incendio di campo,</text:p>
                </text:list-item>
              </text:list>
            </text:list-item>
          </text:list>
        </text:list-item>
      </text:list>
      <text:list xml:id="list124850627861337" text:continue-list="list124849174177481" text:style-name="EG_20_All_20_nota_20_auto">
        <text:list-item>
          <text:p text:style-name="P10">Ad esempio, codici di calcolo CFX, FDS, Fluent, …</text:p>
        </text:list-item>
      </text:list>
      <text:list xml:id="list124850298969695" text:continue-list="list124849513098603" text:style-name="EG_20_All_20_commi">
        <text:list-item>
          <text:list>
            <text:list-item>
              <text:list>
                <text:list-item>
                  <text:p text:style-name="P20">modelli di simulazione dell’esodo,</text:p>
                </text:list-item>
              </text:list>
            </text:list-item>
          </text:list>
        </text:list-item>
      </text:list>
      <text:list xml:id="list124849863007978" text:continue-list="list124850627861337" text:style-name="EG_20_All_20_nota_20_auto">
        <text:list-item>
          <text:p text:style-name="P10">Ad esempio, codice di calcolo FDS+EVAC, …</text:p>
        </text:list-item>
      </text:list>
      <text:list xml:id="list124849988418048" text:continue-list="list124850298969695" text:style-name="EG_20_All_20_commi">
        <text:list-item>
          <text:list>
            <text:list-item>
              <text:list>
                <text:list-item>
                  <text:p text:style-name="P20">modelli di analisi termostrutturale.</text:p>
                </text:list-item>
              </text:list>
            </text:list-item>
          </text:list>
        </text:list-item>
      </text:list>
      <text:list xml:id="list124850150885140" text:continue-list="list124849863007978" text:style-name="EG_20_All_20_nota_20_auto">
        <text:list-item>
          <text:p text:style-name="P10">Ad esempio, codici di calcolo Abaqus, Adina, Ansys, Diana, Safir, …</text:p>
        </text:list-item>
      </text:list>
      <text:list xml:id="list124849181852832" text:continue-list="list124849988418048" text:style-name="EG_20_All_20_commi">
        <text:list-item>
          <text:p text:style-name="P20">Nel loro campo di applicazione, i modelli analitici garantiscono stime accurate di effetti specifici dell’incendio (es. il calcolo del tempo di <text:span text:style-name="Emphasis">flashover</text:span> in un locale). Per analisi più complesse che coinvolgano interazioni dipendenti dal tempo di più processi di tipo fisico e chimico presenti nello sviluppo di un incendio si ricorre generalmente ai modelli numerici.</text:p>
        </text:list-item>
        <text:list-item>
          <text:p text:style-name="P20">Per i parametri di input del modello più rilevanti deve essere svolta analisi di <text:span text:style-name="Emphasis">sensibilità</text:span> dei risultati alla variazione del parametro di input. Ad esempio, i risultati dell’analisi non devono essere significativamente dipendenti dalle dimensioni della griglia di calcolo.</text:p>
        </text:list-item>
        <text:list-item>
          <text:p text:style-name="P20">È ammesso l’utilizzo contemporaneo di più tipologie di modelli. Ad esempio:</text:p>
          <text:list>
            <text:list-item>
              <text:p text:style-name="P20">si possono usare modelli specifici per la valutazione del tempo di attivazione di un impianto di rivelazione o di spegnimento e della rottura di un vetro in funzione della temperatura, per poi inserire i dati ricavati in una modellazione effettuata con modelli di campo;</text:p>
            </text:list-item>
            <text:list-item>
              <text:p text:style-name="P20">si può utilizzare un modello a zone per valutare in una prima fase le condizioni di maggiore criticità del fenomeno, per poi approfondire la trattazione degli effetti con modelli di campo.</text:p>
            </text:list-item>
          </text:list>
        </text:list-item>
      </text:list>
      <text:h text:style-name="P16" text:outline-level="3"><text:bookmark-start text:name="__RefHeading__88607_1904530980"/>Riferimenti<text:bookmark-end text:name="__RefHeading__88607_1904530980"/></text:h>
      <text:list xml:id="list124849873350684" text:continue-list="list124849181852832" text:style-name="EG_20_All_20_commi">
        <text:list-item text:start-value="1">
          <text:p text:style-name="P21">Il principali riferimenti sull’argomento sono i seguenti:</text:p>
          <text:list>
            <text:list-item>
              <text:p text:style-name="P20">ISO 23932 “<text:span text:style-name="Emphasis">FSE - General principles</text:span>”;</text:p>
            </text:list-item>
            <text:list-item>
              <text:p text:style-name="P20">BS 7974 “<text:span text:style-name="Emphasis">Application of FSE principles to the design of buildings - Code of practice</text:span>”;</text:p>
            </text:list-item>
            <text:list-item>
              <text:p text:style-name="P20">BS PD 7974-0 “<text:span text:style-name="Emphasis">Application of FSE principles to the design of buildings - Part 0: Guide to design framework and FSE procedures</text:span>”;</text:p>
            </text:list-item>
            <text:list-item>
              <text:p text:style-name="P20"><text:bookmark-start text:name="__RefHeading__4030_47192153012"/>“<text:span text:style-name="Emphasis">SFPE Engineering Guide to Performance-Based Fire Protection</text:span>”, 2<text:span text:style-name="EG_20_Apice">nd</text:span> ed., 2007;<text:bookmark-end text:name="__RefHeading__4030_47192153012"/></text:p>
            </text:list-item>
            <text:list-item>
              <text:p text:style-name="P20">B Karlsson, J Quintiere, “<text:span text:style-name="Emphasis">Enclosure Fire Dynamics</text:span>”, CRC Press, <text:span text:style-name="T12">1999.</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M.1</text:chapter><text:s/><text:chapter text:display="name" text:outline-level="2">Metodologia per l’ingegneria della sicurezza antincendio</text:chapter><text:tab/>Pagina <text:chapter text:display="plain-number" text:outline-level="2">M.1</text:chapter>-<text:page-number text:select-page="current">9</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Metodologia per l’ingegneria del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4H25M8S</meta:editing-duration>
    <meta:editing-cycles>53</meta:editing-cycles>
    <meta:generator>LibreOfficeDev/7.4.0.0.alpha0$Linux_X86_64 LibreOffice_project/684ec4b870ad13b2eff3e10ef429f4e19bb57441</meta:generator>
    <dc:title>modello_codicepi_14</dc:title>
    <meta:initial-creator>Emanuele Gissi</meta:initial-creator>
    <dc:date>2022-04-11T12:48:48.366148862</dc:date>
    <meta:document-statistic meta:table-count="0" meta:image-count="0" meta:object-count="0" meta:page-count="10" meta:paragraph-count="147" meta:word-count="2628" meta:character-count="19065" meta:non-whitespace-character-count="16708"/>
    <meta:template xlink:type="simple" xlink:actuate="onRequest" xlink:title="modello_codicepi_14" xlink:href="../../../../../../Modelli/modello_codicepi_14.ott" meta:date="2019-06-11T19:42:58.853340625"/>
  </office:meta>
</office:document-meta>
</file>